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AD0000010D9080349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P1" style:family="paragraph" style:parent-style-name="Par_20_défaut" style:master-page-name="MP0">
      <style:paragraph-properties fo:margin-top="0cm" fo:margin-bottom="0cm" style:contextual-spacing="false" fo:line-height="100%" style:page-number="auto" fo:break-before="pag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style>
    <style:style style:name="P2" style:family="paragraph" style:parent-style-name="Par_20_défaut">
      <style:paragraph-properties fo:margin-top="0cm" fo:margin-bottom="0cm" style:contextual-spacing="false" fo:line-height="100%" fo:text-align="center" style:justify-single-word="false" fo:hyphenation-ladder-count="no-limit" fo:hyphenation-keep="auto" loext:hyphenation-keep-type="column"/>
      <style:text-properties fo:color="#26282b" loext:opacity="100%" style:font-name="Trebuchet MS" fo:font-size="10.5pt" style:font-size-asian="10.5pt" style:font-size-complex="10.5pt" fo:hyphenate="false" loext:hyphenation-no-caps="false" loext:hyphenation-no-last-word="false" loext:hyphenation-word-char-count="no-limit" loext:hyphenation-zone="no-limit"/>
    </style:style>
    <style:style style:name="P3" style:family="paragraph" style:parent-style-name="Par_20_défaut">
      <style:paragraph-properties fo:margin-top="0cm" fo:margin-bottom="0cm" style:contextual-spacing="false" fo:line-height="100%" fo:text-align="center"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4" style:family="paragraph" style:parent-style-name="Par_20_défaut">
      <style:paragraph-properties fo:margin-top="0cm" fo:margin-bottom="0cm" style:contextual-spacing="false" fo:line-height="100%" fo:text-align="justify"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5" style:family="paragraph" style:parent-style-name="Par_20_défaut">
      <style:paragraph-properties fo:margin-top="0cm" fo:margin-bottom="0cm" style:contextual-spacing="false" fo:line-height="100%" fo:hyphenation-ladder-count="no-limit" fo:hyphenation-keep="auto" loext:hyphenation-keep-type="column"/>
      <style:text-properties fo:color="#26282b" loext:opacity="100%" style:font-name="Trebuchet MS" fo:font-size="10.5pt" style:font-size-asian="10.5pt" style:font-size-complex="10.5pt" fo:hyphenate="false" loext:hyphenation-no-caps="false" loext:hyphenation-no-last-word="false" loext:hyphenation-word-char-count="no-limit" loext:hyphenation-zone="no-limit"/>
    </style:style>
    <style:style style:name="P6" style:family="paragraph" style:parent-style-name="Par_20_défaut" style:list-style-name="L1">
      <style:paragraph-properties fo:margin-top="0cm" fo:margin-bottom="0cm" style:contextual-spacing="false" fo:line-height="100%" fo:text-align="justify"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7" style:family="paragraph" style:parent-style-name="Par_20_défaut">
      <style:paragraph-properties fo:margin-top="0cm" fo:margin-bottom="0cm" style:contextual-spacing="false" fo:line-height="100%" fo:text-align="justify" style:justify-single-word="false" fo:hyphenation-ladder-count="no-limit" fo:hyphenation-keep="auto" loext:hyphenation-keep-type="column">
        <style:tab-stops>
          <style:tab-stop style:position="-0.265cm"/>
        </style:tab-stops>
      </style:paragraph-properties>
      <style:text-properties fo:hyphenate="false" loext:hyphenation-no-caps="false" loext:hyphenation-no-last-word="false" loext:hyphenation-word-char-count="no-limit" loext:hyphenation-zone="no-limit"/>
    </style:style>
    <style:style style:name="P8" style:family="paragraph" style:parent-style-name="Par_20_défaut">
      <style:paragraph-properties fo:margin-left="-0.801cm" fo:margin-top="0cm" fo:margin-bottom="0cm" style:contextual-spacing="false" fo:line-height="100%" fo:text-align="justify" style:justify-single-word="false" fo:hyphenation-ladder-count="no-limit" fo:hyphenation-keep="auto" loext:hyphenation-keep-type="column">
        <style:tab-stops>
          <style:tab-stop style:position="0.536cm"/>
        </style:tab-stops>
      </style:paragraph-properties>
      <style:text-properties fo:color="#26282b" loext:opacity="100%" style:font-name="Trebuchet MS" fo:font-size="10pt" fo:language="pt" fo:country="PT" style:font-size-asian="10pt" style:font-size-complex="10pt" fo:hyphenate="false" loext:hyphenation-no-caps="false" loext:hyphenation-no-last-word="false" loext:hyphenation-word-char-count="no-limit" loext:hyphenation-zone="no-limit"/>
    </style:style>
    <style:style style:name="P9" style:family="paragraph" style:parent-style-name="Par_20_défaut" style:list-style-name="L1">
      <style:paragraph-properties fo:margin-left="0.3cm" fo:margin-top="0cm" fo:margin-bottom="0cm" style:contextual-spacing="false" fo:line-height="100%" fo:text-align="justify" style:justify-single-word="false" fo:hyphenation-ladder-count="no-limit" fo:hyphenation-keep="auto" loext:hyphenation-keep-type="column" fo:text-indent="-1.101cm" style:auto-text-indent="false">
        <style:tab-stops>
          <style:tab-stop style:position="-0.564cm"/>
        </style:tab-stops>
      </style:paragraph-properties>
      <style:text-properties fo:color="#26282b" loext:opacity="100%" style:font-name="Trebuchet MS" fo:font-size="10pt" style:font-size-asian="10pt" style:font-size-complex="10pt" fo:hyphenate="false" loext:hyphenation-no-caps="false" loext:hyphenation-no-last-word="false" loext:hyphenation-word-char-count="no-limit" loext:hyphenation-zone="no-limit"/>
    </style:style>
    <style:style style:name="P10" style:family="paragraph" style:parent-style-name="Par_20_défaut">
      <style:paragraph-properties fo:margin-top="0cm" fo:margin-bottom="0cm" style:contextual-spacing="false" fo:line-height="100%" fo:text-align="justify" style:justify-single-word="false" fo:hyphenation-ladder-count="no-limit" fo:hyphenation-keep="auto" loext:hyphenation-keep-type="column">
        <style:tab-stops>
          <style:tab-stop style:position="-0.564cm"/>
        </style:tab-stops>
      </style:paragraph-properties>
      <style:text-properties fo:hyphenate="false" loext:hyphenation-no-caps="false" loext:hyphenation-no-last-word="false" loext:hyphenation-word-char-count="no-limit" loext:hyphenation-zone="no-limit"/>
    </style:style>
    <style:style style:name="P11" style:family="paragraph" style:parent-style-name="Par_20_défaut" style:list-style-name="L2">
      <style:paragraph-properties fo:margin-left="0cm" fo:margin-top="0cm" fo:margin-bottom="0.101cm" style:contextual-spacing="false" fo:line-height="100%" fo:text-align="justify" style:justify-single-word="false" fo:hyphenation-ladder-count="no-limit" fo:hyphenation-keep="auto" loext:hyphenation-keep-type="column" fo:text-indent="-0.6cm" style:auto-text-indent="false">
        <style:tab-stops>
          <style:tab-stop style:position="-0.564cm"/>
        </style:tab-stops>
      </style:paragraph-properties>
      <style:text-properties fo:hyphenate="false" loext:hyphenation-no-caps="false" loext:hyphenation-no-last-word="false" loext:hyphenation-word-char-count="no-limit" loext:hyphenation-zone="no-limit"/>
    </style:style>
    <style:style style:name="P12" style:family="paragraph" style:parent-style-name="Par_20_défaut" style:list-style-name="L3">
      <style:paragraph-properties fo:margin-left="0cm" fo:margin-top="0cm" fo:margin-bottom="0.706cm" style:contextual-spacing="false" fo:line-height="100%" fo:text-align="justify" style:justify-single-word="false" fo:hyphenation-ladder-count="no-limit" fo:hyphenation-keep="auto" loext:hyphenation-keep-type="column" fo:text-indent="-0.6cm" style:auto-text-indent="false">
        <style:tab-stops>
          <style:tab-stop style:position="-0.564cm"/>
        </style:tab-stops>
      </style:paragraph-properties>
      <style:text-properties fo:hyphenate="false" loext:hyphenation-no-caps="false" loext:hyphenation-no-last-word="false" loext:hyphenation-word-char-count="no-limit" loext:hyphenation-zone="no-limit"/>
    </style:style>
    <style:style style:name="P13" style:family="paragraph" style:parent-style-name="Par_20_défaut">
      <style:paragraph-properties fo:margin-top="0cm" fo:margin-bottom="0cm" style:contextual-spacing="false" fo:line-height="100%" fo:text-align="center"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style>
    <style:style style:name="P14" style:family="paragraph" style:parent-style-name="Par_20_défaut">
      <style:paragraph-properties fo:margin-top="0cm" fo:margin-bottom="0cm" style:contextual-spacing="false" fo:line-height="100%"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style>
    <style:style style:name="P15" style:family="paragraph" style:parent-style-name="Par_20_défaut">
      <style:paragraph-properties fo:margin-top="0cm" fo:margin-bottom="0cm" style:contextual-spacing="false" fo:line-height="100%"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rebuchet MS" fo:font-size="10.5pt" style:font-size-asian="10.5pt" style:font-size-complex="10.5pt"/>
    </style:style>
    <style:style style:name="T1" style:family="text">
      <style:text-properties style:font-name="Trebuchet MS" fo:font-size="10pt" fo:language="fr" fo:country="FR"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2" style:family="text">
      <style:text-properties style:font-name="Trebuchet MS" fo:font-size="10pt" fo:language="fr" fo:country="FR" fo:font-weight="bold" style:font-size-asian="10pt" style:font-weight-asian="bold" style:font-size-complex="10pt" style:font-weight-complex="bold"/>
    </style:style>
    <style:style style:name="T3" style:family="text">
      <style:text-properties style:font-name="Trebuchet MS" fo:language="fr" fo:country="FR" fo:font-weight="bold" style:font-weight-asian="bold" style:font-weight-complex="bold"/>
    </style:style>
    <style:style style:name="T4" style:family="text">
      <style:text-properties fo:color="#26282b" loext:opacity="100%" style:font-name="Trebuchet MS" fo:font-size="10.5pt" style:font-size-asian="10.5pt" style:font-size-complex="10.5pt"/>
    </style:style>
    <style:style style:name="T5" style:family="text">
      <style:text-properties fo:color="#26282b" loext:opacity="100%" style:font-name="Trebuchet MS" fo:font-size="10.5pt" fo:font-style="italic" style:font-size-asian="10.5pt" style:font-style-asian="italic" style:font-size-complex="10.5pt" style:font-style-complex="italic"/>
    </style:style>
    <style:style style:name="T6" style:family="text">
      <style:text-properties fo:color="#26282b" loext:opacity="100%" style:font-name="Trebuchet MS" fo:font-size="10.5pt" fo:font-weight="bold" style:font-size-asian="10.5pt" style:font-weight-asian="bold" style:font-size-complex="10.5pt" style:font-weight-complex="bold"/>
    </style:style>
    <style:style style:name="T7" style:family="text">
      <style:text-properties fo:color="#26282b" loext:opacity="100%" style:font-name="Trebuchet MS"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8" style:family="text">
      <style:text-properties fo:color="#26282b" loext:opacity="100%" style:font-name="Trebuchet M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9" style:family="text">
      <style:text-properties fo:color="#26282b" loext:opacity="100%" style:font-name="Trebuchet MS" fo:font-size="10pt" style:font-size-asian="10pt" style:font-size-complex="10pt"/>
    </style:style>
    <style:style style:name="T10" style:family="text">
      <style:text-properties fo:color="#26282b" loext:opacity="100%" style:font-name="Trebuchet MS" fo:font-size="10pt" fo:font-weight="bold" style:font-size-asian="10pt" style:font-weight-asian="bold" style:font-size-complex="10pt" style:font-weight-complex="bold"/>
    </style:style>
    <style:style style:name="T11" style:family="text">
      <style:text-properties fo:color="#26282b" loext:opacity="100%" style:font-name="Trebuchet MS" fo:font-size="10pt" fo:font-style="italic" style:font-size-asian="10pt" style:font-style-asian="italic" style:font-size-complex="10pt" style:font-style-complex="italic"/>
    </style:style>
    <style:style style:name="T12" style:family="text">
      <style:text-properties fo:color="#26282b" loext:opacity="100%" style:font-name="Trebuchet MS" fo:font-size="10pt" fo:language="it" fo:country="IT" style:font-size-asian="10pt" style:font-size-complex="10pt"/>
    </style:style>
    <style:style style:name="T13" style:family="text">
      <style:text-properties fo:color="#26282b" loext:opacity="100%" style:font-name="Trebuchet MS" fo:font-size="10pt" fo:language="it" fo:country="IT" style:text-underline-style="solid" style:text-underline-width="auto" style:text-underline-color="font-color" style:text-underline-mode="continuous" style:text-overline-mode="continuous" style:text-line-through-mode="continuous" style:font-size-asian="10pt" style:font-size-complex="10pt"/>
    </style:style>
    <style:style style:name="T14" style:family="text">
      <style:text-properties fo:color="#26282b" loext:opacity="100%" style:font-name="Trebuchet MS" fo:font-size="10pt" fo:language="pt" fo:country="PT" style:font-size-asian="10pt" style:font-size-complex="10pt"/>
    </style:style>
    <style:style style:name="T15" style:family="text">
      <style:text-properties fo:color="#26282b" loext:opacity="100%" style:font-name="Trebuchet MS" fo:font-size="10pt" style:rfc-language-tag="es-ES-u-co-trad" fo:language="es" fo:country="ES" style:font-size-asian="10pt" style:font-size-complex="10pt"/>
    </style:style>
    <style:style style:name="T16" style:family="text">
      <style:text-properties fo:color="#26282b" loext:opacity="100%" style:font-name="Trebuchet MS" fo:font-size="10pt" fo:language="fr" fo:country="BE" style:font-size-asian="10pt" style:font-size-complex="10pt"/>
    </style:style>
    <style:style style:name="T17" style:family="text">
      <style:text-properties fo:color="#26282b" loext:opacity="100%" style:font-name="Trebuchet MS" fo:font-size="10pt" fo:language="it" fo:country="IT" fo:font-weight="bold" style:font-size-asian="10pt" style:font-weight-asian="bold" style:font-size-complex="10pt" style:font-weight-complex="bold"/>
    </style:style>
    <style:style style:name="T18" style:family="text">
      <style:text-properties fo:color="#26282b" loext:opacity="100%" style:font-name="Trebuchet MS" fo:font-size="10pt" fo:language="de" fo:country="DE" style:font-size-asian="10pt" style:font-size-complex="10pt"/>
    </style:style>
    <style:style style:name="T19" style:family="text">
      <style:text-properties fo:color="#26282b" loext:opacity="100%" style:font-name="Trebuchet MS" fo:font-size="10pt" fo:language="de" fo:country="DE" fo:font-weight="bold" style:font-size-asian="10pt" style:font-weight-asian="bold" style:font-size-complex="10pt" style:font-weight-complex="bold"/>
    </style:style>
    <style:style style:name="T20" style:family="text">
      <style:text-properties style:font-name="Trebuchet MS" fo:font-size="10.5pt" fo:language="fr" fo:country="FR" fo:font-weight="bold" style:font-size-asian="10.5pt" style:font-weight-asian="bold" style:font-size-complex="10.5pt" style:font-weight-complex="bold"/>
    </style:style>
    <style:style style:name="T21" style:family="text">
      <style:text-properties style:font-name="Trebuchet MS" fo:font-size="10.5pt" style:font-size-asian="10.5pt" style:font-size-complex="10.5pt"/>
    </style:style>
    <style:style style:name="T22" style:family="text">
      <style:text-properties style:font-name="Trebuchet MS" fo:font-size="10.5pt" fo:font-weight="bold" style:font-size-asian="10.5pt" style:font-weight-asian="bold" style:font-size-complex="10.5pt" style:font-weight-complex="bold"/>
    </style:style>
    <style:style style:name="T23" style:family="text">
      <style:text-properties style:font-name="Trebuchet MS" fo:font-size="10.5pt" fo:language="fr" fo:country="FR" style:font-size-asian="10.5pt" style:font-size-complex="10.5pt"/>
    </style:style>
    <style:style style:name="T24" style:family="text">
      <style:text-properties style:font-name="Trebuchet MS" fo:font-size="8pt" fo:font-style="italic" style:font-size-asian="8pt" style:font-style-asian="italic" style:font-size-complex="8pt" style:font-style-complex="italic"/>
    </style:style>
    <style:style style:name="T25" style:family="text">
      <style:text-properties style:font-name="Trebuchet MS" fo:font-size="8pt" style:text-underline-style="none" style:font-size-asian="8pt" style:font-size-complex="8pt"/>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2">
          <style:column style:rel-width="5386*" fo:start-indent="0cm" fo:end-indent="0.249cm"/>
          <style:column style:rel-width="5386*" fo:start-indent="0.249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ucun"><text:span text:style-name="T1">AU mars 2026</text:span></text:span><text:span text:style-name="Aucun"><text:span text:style-name="T2"> <text:s text:c="6"/></text:span></text:span><text:span text:style-name="Aucun"><text:span text:style-name="T3">IRAN: 30 PERSONNES RISQUANT LA PEINE capitale, dont des MINEURS !</text:span></text:span></text:p>
      <text:p text:style-name="P2"/>
      <text:p text:style-name="P3"><text:span text:style-name="Police_20_par_20_défaut"><text:span text:style-name="T4">Dès le 18 janvier, le porte-parole du système judiciaire taxait les manifestant·e·s de « criminels » méritant « la peine maximale » dans les plus brefs délais, au motif d’«inimitié à l’égard de Dieu » -ou </text:span></text:span><text:span text:style-name="Police_20_par_20_défaut"><text:span text:style-name="T5">moharebeh</text:span></text:span><text:span text:style-name="Police_20_par_20_défaut"><text:span text:style-name="T4">.</text:span></text:span></text:p>
      <text:p text:style-name="P4"><text:span text:style-name="Police_20_par_20_défaut"><text:span text:style-name="T4">C’est le tribunal pénal de la province de Qom qui, le premier, condamne à mort </text:span></text:span><text:span text:style-name="Police_20_par_20_défaut"><text:span text:style-name="T6">Saleh Mohammadi</text:span></text:span><text:span text:style-name="Police_20_par_20_défaut"><text:span text:style-name="T4"> (4 février), moins de trois semaines après son arrestation pour la mort d’un agent des forces de sécurité lors des manifestations début janvier. Saleh nie le crime et est revenu sur ses «aveux» au tribunal, arrachés sous la torture. Mais sa déclaration a été ignorée.</text:span></text:span></text:p>
      <text:p text:style-name="P5"/>
      <text:section text:style-name="Sect1" text:name="Sect1">
        <text:list text:style-name="L1">
          <text:list-item>
            <text:p text:style-name="P6"><text:span text:style-name="Police_20_par_20_défaut"><text:span text:style-name="T7">S</text:span></text:span><text:span text:style-name="Police_20_par_20_défaut"><text:span text:style-name="T8">entences capitales édictées le 9 février</text:span></text:span><text:span text:style-name="Police_20_par_20_défaut"><text:span text:style-name="T9"> [15e chambre du tribunal révolutionnaire de Téhéran] à l’encontre de </text:span></text:span><text:span text:style-name="Police_20_par_20_défaut"><text:span text:style-name="T10">Mohammad Amin Biglari -</text:span></text:span><text:span text:style-name="Police_20_par_20_défaut"><text:span text:style-name="T9">victime d’une disparition forcée avant son transfert à la prison de Ghezel Hesar-,</text:span></text:span><text:span text:style-name="Police_20_par_20_défaut"><text:span text:style-name="T10"> Ali Fahim, Abolfazl Salehi Siavashani, Amirhossein Hatami, Shahin Vahedparast Kolor, Shahab Zohdi et Yaser Rajaifar </text:span></text:span><text:span text:style-name="Police_20_par_20_défaut"><text:span text:style-name="T9">pour </text:span></text:span><text:span text:style-name="Police_20_par_20_défaut"><text:span text:style-name="T11">moharebeh</text:span></text:span><text:span text:style-name="Police_20_par_20_défaut"><text:span text:style-name="T9">. Ils auraient incendié une base des bassidjis, une mosquée, lors des manifestations battant son plein à Pakdasht, près <text:s text:c="2"/>de Téhéran, le 8 janvier. Ils auraient ainsi c</text:span></text:span><text:span text:style-name="Police_20_par_20_défaut"><text:span text:style-name="T12">ausé</text:span></text:span><text:span text:style-name="Police_20_par_20_défaut"><text:span text:style-name="T9"> la mort de deux miliciens du régime.</text:span></text:span></text:p>
          </text:list-item>
          <text:list-item>
            <text:p text:style-name="P6"><text:span text:style-name="Police_20_par_20_défaut"><text:span text:style-name="T10">Ehsan Hosseinipour Hessarlou, Matin Mohammadi </text:span></text:span><text:span text:style-name="Police_20_par_20_défaut"><text:span text:style-name="T9">et </text:span></text:span><text:span text:style-name="Police_20_par_20_défaut"><text:span text:style-name="T10">Erfan Amiri </text:span></text:span><text:span text:style-name="Police_20_par_20_défaut"><text:span text:style-name="T9">comparaissent [26e chambre du tribunal révolutionnaire]</text:span></text:span><text:span text:style-name="Police_20_par_20_défaut"><text:span text:style-name="T12"> le </text:span></text:span><text:span text:style-name="Police_20_par_20_défaut"><text:span text:style-name="T13">14 f</text:span></text:span><text:span text:style-name="Police_20_par_20_défaut"><text:span text:style-name="T8">évrier</text:span></text:span><text:span text:style-name="Police_20_par_20_défaut"><text:span text:style-name="T9">. Les mé</text:span></text:span><text:span text:style-name="Police_20_par_20_défaut"><text:span text:style-name="T14">dias d</text:span></text:span><text:span text:style-name="Police_20_par_20_défaut"><text:span text:style-name="T9">’État diffusent une vidéo d’Ehsan avouant</text:span></text:span><text:span text:style-name="Police_20_par_20_défaut"><text:span text:style-name="T12"> </text:span></text:span><text:span text:style-name="Police_20_par_20_défaut"><text:span text:style-name="T9">avoir fabriqué et lancé des cocktails Molotov. Or, les adolescents ont été interpellés par des bassidjis avant l’incendie, tandis qu’Ehsan, tenu en joue, a été contraint d’avouer</text:span></text:span><text:span text:style-name="Police_20_par_20_défaut"><text:span text:style-name="T12"> en raison de </text:span></text:span><text:span text:style-name="Police_20_par_20_défaut"><text:span text:style-name="T9">passages à </text:span></text:span><text:span text:style-name="Police_20_par_20_défaut"><text:span text:style-name="T15">tabac r</text:span></text:span><text:span text:style-name="Police_20_par_20_défaut"><text:span text:style-name="T9">épétés et de menaces de mort. Le juge présidant le tribunal aurait rejeté au moins trois avocats choisis par la famille d’Ehsan auquel un représentant commis d’office a été imposé. Ses amis et coaccusés, âgés de 17 ans aussi, restent incarcérés dans un centre pour mineurs, inculpés d’infractions passibles de la peine capitale. Le droit international interdit pourtant le recours à la peine de mort contre toute personne âgée de moins de 18 ans au moment des faits qui lui sont reproché</text:span></text:span><text:span text:style-name="Police_20_par_20_défaut"><text:span text:style-name="T14">s.</text:span></text:span></text:p>
          </text:list-item>
        </text:list>
        <text:p text:style-name="P7"><text:span text:style-name="Police_20_par_20_défaut"><text:span text:style-name="T10">Abolfazl Karimi </text:span></text:span><text:span text:style-name="Police_20_par_20_défaut"><text:span text:style-name="T9">subit </text:span></text:span><text:span text:style-name="Police_20_par_20_défaut"><text:span text:style-name="T12">un </text:span></text:span><text:span text:style-name="Police_20_par_20_défaut"><text:span text:style-name="T16">procès accéléré, iniq</text:span></text:span><text:span text:style-name="Police_20_par_20_défaut"><text:span text:style-name="T9">ue et entaché de torture [15e chambre] comme treize autres protestataires. <text:s/>Interpellé le 6 janvier apr</text:span></text:span><text:span text:style-name="Police_20_par_20_défaut"><text:span text:style-name="T12">è</text:span></text:span><text:span text:style-name="Police_20_par_20_défaut"><text:span text:style-name="T9">s avoir tenté de secourir deux blessées par balle, il aurait essuyé des tirs de projectiles métalliques. <text:s/>Ensuite, soumis à des actes de torture, roué de coups et délibérément privé de soins médicaux pour ses blessures, il aurait été contraint de signer des aveux, les yeux bandé</text:span></text:span><text:span text:style-name="Police_20_par_20_défaut"><text:span text:style-name="T14">s</text:span></text:span></text:p>
        <text:p text:style-name="P8"/>
        <text:p text:style-name="P7"><text:span text:style-name="Police_20_par_20_défaut"><text:span text:style-name="T9">Lors d’une </text:span></text:span><text:span text:style-name="Police_20_par_20_défaut"><text:span text:style-name="T8">audience en ligne le 12 février</text:span></text:span><text:span text:style-name="Police_20_par_20_défaut"><text:span text:style-name="T9">, le juge signifie à </text:span></text:span><text:span text:style-name="Police_20_par_20_défaut"><text:span text:style-name="T10">Abolfazl Karimi </text:span></text:span><text:span text:style-name="Police_20_par_20_défaut"><text:span text:style-name="T9">et à ses </text:span></text:span><text:span text:style-name="Police_20_par_20_défaut"><text:span text:style-name="T10">13 coaccusés </text:span></text:span><text:span text:style-name="Police_20_par_20_défaut"><text:span text:style-name="T9">qu’ils sont « condamnés à mort ».</text:span></text:span></text:p>
        <text:list text:continue-numbering="true" text:style-name="L1">
          <text:list-item>
            <text:list>
              <text:list-item>
                <text:list>
                  <text:list-item>
                    <text:p text:style-name="P9"/>
                  </text:list-item>
                </text:list>
              </text:list-item>
            </text:list>
          </text:list-item>
        </text:list>
        <text:p text:style-name="P10"><text:span text:style-name="Police_20_par_20_défaut"><text:span text:style-name="T17">Mohammad Abbasi</text:span></text:span><text:span text:style-name="Police_20_par_20_défaut"><text:span text:style-name="T12"> compara</text:span></text:span><text:span text:style-name="Police_20_par_20_défaut"><text:span text:style-name="T9">ît pour l’agression mortelle d’un policier le 7 janvier. Une vidé</text:span></text:span><text:span text:style-name="Police_20_par_20_défaut"><text:span text:style-name="T12">o </text:span></text:span><text:span text:style-name="Police_20_par_20_défaut"><text:span text:style-name="T9">de l’audience laisse entrevoir un viol de son droit à </text:span></text:span><text:span text:style-name="Police_20_par_20_défaut"><text:span text:style-name="T12">la pr</text:span></text:span><text:span text:style-name="Police_20_par_20_défaut"><text:span text:style-name="T9">ésomption d’innocence : il y formule des aveux au policier convaincu de sa culpabilité qui le « cuisine ». Pourtant à des côtés, il n’y a aucun avocat.</text:span></text:span></text:p>
        <text:list text:style-name="L2">
          <text:list-item>
            <text:p text:style-name="P11"><text:span text:style-name="Police_20_par_20_défaut"><text:span text:style-name="T17">Shervin Bagherian Jeb</text:span></text:span><text:span text:style-name="Police_20_par_20_défaut"><text:span text:style-name="T12">e</text:span></text:span><text:span text:style-name="Police_20_par_20_défaut"><text:span text:style-name="T17">li</text:span></text:span><text:span text:style-name="Police_20_par_20_défaut"><text:span text:style-name="T12"> a </text:span></text:span><text:span text:style-name="Police_20_par_20_défaut"><text:span text:style-name="T9">été interpellé à Ispahan, le 12 janvier, chez lui, la nuit, roué de coups et transféré vers un lieu inconnu. Huit jours plus tard, les mé</text:span></text:span><text:span text:style-name="Police_20_par_20_défaut"><text:span text:style-name="T14">dias d</text:span></text:span><text:span text:style-name="Police_20_par_20_défaut"><text:span text:style-name="T9">’État diffusaient une vidéo le présentant coupable du meurtre de quatre agents bassidjis lors des manifestations d’Ispahan. Passages à </text:span></text:span><text:span text:style-name="Police_20_par_20_défaut"><text:span text:style-name="T15">tabac,</text:span></text:span><text:span text:style-name="Police_20_par_20_défaut"><text:span text:style-name="T9"> priv</text:span></text:span><text:span text:style-name="Police_20_par_20_défaut"><text:span text:style-name="T18">ation</text:span></text:span><text:span text:style-name="Police_20_par_20_défaut"><text:span text:style-name="T12"> </text:span></text:span><text:span text:style-name="Police_20_par_20_défaut"><text:span text:style-name="T18">d’</text:span></text:span><text:span text:style-name="Police_20_par_20_défaut"><text:span text:style-name="T9">avocat …, il encourt la peine de mort.</text:span></text:span></text:p>
          </text:list-item>
        </text:list>
        <text:list text:style-name="L3">
          <text:list-item>
            <text:p text:style-name="P12"><text:span text:style-name="Police_20_par_20_défaut"><text:span text:style-name="T17">Danial Niazi, </text:span></text:span><text:span text:style-name="Police_20_par_20_défaut"><text:span text:style-name="T10">i</text:span></text:span><text:span text:style-name="Police_20_par_20_défaut"><text:span text:style-name="T9">nterpellé avec violence à Shirvan</text:span></text:span><text:span text:style-name="Police_20_par_20_défaut"><text:span text:style-name="T10">,</text:span></text:span><text:span text:style-name="Police_20_par_20_défaut"><text:span text:style-name="T9"> a avoué</text:span></text:span><text:span text:style-name="Police_20_par_20_défaut"><text:span text:style-name="T12"> </text:span></text:span><text:span text:style-name="Police_20_par_20_défaut"><text:span text:style-name="T9">sous la torture le jour même de son arrestation. </text:span></text:span><text:span text:style-name="Police_20_par_20_défaut"><text:span text:style-name="T19">Amirhossein Azarpira</text:span></text:span><text:span text:style-name="Police_20_par_20_défaut"><text:span text:style-name="T18">,</text:span></text:span><text:span text:style-name="Police_20_par_20_défaut"><text:span text:style-name="T9"> à Zarinshahr, a également été menacé de la peine capitale par les agents qui l’interrogeaient.</text:span></text:span></text:p>
          </text:list-item>
        </text:list>
      </text:section>
      <text:section text:style-name="Sect2" text:name="Sect2">
        <text:p text:style-name="P13"><text:span text:style-name="Aucun"><text:span text:style-name="T20">Alerte et dénonciation</text:span></text:span></text:p>
        <text:p text:style-name="P13"/>
        <text:p text:style-name="P14"><text:span text:style-name="Police_20_par_20_défaut"><text:span text:style-name="T21">La Rapporteuse Spéciale des Nations Unies, </text:span></text:span><text:span text:style-name="Police_20_par_20_défaut"><text:span text:style-name="T22">Dr Mai Sato</text:span></text:span><text:span text:style-name="Police_20_par_20_défaut"><text:span text:style-name="T21">, a alerté la communauté internationale sur la situation dans les prisons et les poursuites engagées contre les protestataires arrêtés : torture suivie de décès, exécutions sommaires, familles interdites de contact, procès fantoches conclus en 10 ou 15 minutes, sans représentation légale… Mai Sato signale que nombre de communications officielles ont été envoyées aux autorités iraniennes. Ces dernières rejettent toute accusation. Une opacité totale entoure les statistiques, l’identité et les lieux de détention des prisonniers.</text:span></text:span></text:p>
        <text:p text:style-name="P14"><text:span text:style-name="Aucun"><text:span text:style-name="T23">… Selon le Comité des Femmes du</text:span></text:span><text:span text:style-name="Aucun"><text:span text:style-name="T20"> Conseil National de Résistance d’Iran </text:span></text:span><text:span text:style-name="Aucun"><text:span text:style-name="T23">[</text:span></text:span><text:span text:style-name="Aucun"><text:span text:style-name="T23"><office:annotation loext:resolved="false"><dc:creator>Unknown Author</dc:creator><dc:date>2026-03-14T06:55:00</dc:date><text:p text:style-name="Comment">]</text:p></office:annotation></text:span></text:span><text:span text:style-name="Aucun"><text:span text:style-name="T23">CNRI],</text:span></text:span><text:span text:style-name="Aucun"><text:span text:style-name="T20"> </text:span></text:span><text:span text:style-name="Aucun"><text:span text:style-name="T23">l’Iran détiendrait le record d’exécutions de femmes dans le monde.</text:span></text:span><text:span text:style-name="Aucun"><text:span text:style-name="T20"> </text:span></text:span><text:span text:style-name="Police_20_par_20_défaut"><text:span text:style-name="T21">337 femmes au moins auraient été exécutées depuis 2007, dont neuf déjà en 2026. Généralement, l</text:span></text:span><text:span text:style-name="Aucun"><text:span text:style-name="T23">es c</text:span></text:span><text:span text:style-name="Police_20_par_20_défaut"><text:span text:style-name="T21">hiffres sont vertigineux : </text:span></text:span><text:span text:style-name="Police_20_par_20_défaut"><text:span text:style-name="T22">58 détenus au moins </text:span></text:span><text:span text:style-name="Police_20_par_20_défaut"><text:span text:style-name="T21">ont été pendus entre </text:span></text:span><text:span text:style-name="Police_20_par_20_défaut"><text:span text:style-name="T22">le 14 et le 17 février 2026</text:span></text:span><text:span text:style-name="Police_20_par_20_défaut"><text:span text:style-name="T21">, selon le CNRI, qui publie chaque jour le nom des personnes exécutées.</text:span></text:span></text:p>
        <text:p text:style-name="P15"/>
        <text:p text:style-name="P14"><text:a xlink:type="simple" xlink:href="https://www.amnesty.be/veux-agir/agir-individus/reseau-actions-urgentes/iran-mineurs-peine-de-mort" office:target-frame-name="_top" xlink:show="replace" text:style-name="Internet_20_link" text:visited-style-name="Visited_20_Internet_20_Link"><text:span text:style-name="Hyperlink.0"><text:span text:style-name="T24">https://www.amnesty.be/veux-agir/agir-individus/reseau-actions-urgentes/iran-mineurs-peine-de-mort</text:span></text:span></text:a><text:span text:style-name="Hyperlink.0"><text:span text:style-name="T24"> <text:s/>(SOS Peine de mort, Amnesty )</text:span></text:span></text:p>
        <text:p text:style-name="P13"><text:span text:style-name="Hyperlink.0"><text:span text:style-name="T25">Suppl. ACAT Info février 2025. Éditeur responsable C. d’Aloisio , ACAT Belgique, 44 rue Brogniez 1070 Bruxelles</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Par_20_défaut" style:display-name="Par défaut" style:family="paragraph">
      <style:paragraph-properties fo:margin-top="0.282cm" fo:margin-bottom="0cm" style:contextual-spacing="false" fo:line-height="120%" fo:hyphenation-ladder-count="no-limit" fo:hyphenation-keep="auto" loext:hyphenation-keep-type="column"/>
      <style:text-properties fo:color="#000000" loext:opacity="100%" style:font-name="Helvetica Neue" fo:font-family="'Helvetica Neue'" style:font-family-generic="roman" style:font-pitch="variable" fo:language="fr" fo:country="FR" style:letter-kerning="false" style:font-name-asian="Arial Unicode MS" style:font-family-asian="'Arial Unicode MS'" style:font-family-generic-asian="system" style:font-pitch-asian="variable" style:font-name-complex="Arial Unicode MS" style:font-family-complex="'Arial Unicode MS'" style:font-family-generic-complex="system" style:font-pitch-complex="variable"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mment" style:family="paragraph" style:parent-style-name="Standard" style:class="extra">
      <style:paragraph-properties fo:margin-left="0.101cm" fo:margin-right="0.101cm" fo:margin-top="0.099cm" fo:margin-bottom="0cm" style:contextual-spacing="false" fo:hyphenation-ladder-count="no-limit" fo:hyphenation-keep="auto" loext:hyphenation-keep-type="column">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Commentaire"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Aucun" style:family="text">
      <style:text-properties fo:language="nl" fo:country="NL"/>
    </style:style>
    <style:style style:name="Internet_20_link" style:display-name="Internet link" style:family="text">
      <style:text-properties style:text-underline-style="solid" style:text-underline-width="auto" style:text-underline-color="#ffffff" style:text-underline-mode="continuous" style:text-overline-mode="continuous" style:text-line-through-mode="continuous"/>
    </style:style>
    <style:style style:name="Hyperlink.0" style:family="text" style:parent-style-name="Internet_20_link">
      <style:text-properties style:text-underline-style="solid" style:text-underline-width="auto" style:text-underline-color="#ffffff" style:text-underline-mode="continuous" style:text-overline-mode="continuous" style:text-line-through-mode="continuous"/>
    </style:style>
    <style:style style:name="ListLabel_20_1" style:display-name="ListLabel 1" style:family="text">
      <style:text-properties style:font-name="Times New Roman" fo:font-family="'Times New Roman'" style:font-family-generic="roman" style:font-pitch="variable" fo:font-size="14pt" fo:language="fr" fo:country="FR" fo:font-style="italic" style:text-underline-style="none"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Marque_20_de_20_commentaire" style:display-name="Marque de commentaire" style:family="text" style:parent-style-name="Police_20_par_20_défaut">
      <style:text-properties fo:font-size="8pt" style:font-size-asian="8pt"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Trebuchet MS" fo:font-size="10pt" style:font-size-asian="10pt" style:font-size-complex="10pt"/>
    </style:style>
    <style:style style:name="MT2" style:family="text">
      <style:text-properties style:font-name="Trebuchet MS" fo:font-size="10pt" fo:font-style="italic" style:font-size-asian="10pt" style:font-style-asian="italic" style:font-size-complex="10pt" style:font-style-complex="italic"/>
    </style:style>
    <style:style style:name="MT3" style:family="text">
      <style:text-properties fo:color="#26282b" loext:opacity="100%" style:font-name="Trebuchet MS" fo:font-size="10pt" fo:language="fr" fo:country="FR" fo:font-style="italic" style:letter-kerning="false" style:font-name-asian="Arial Unicode MS" style:font-size-asian="10pt" style:font-style-asian="italic" style:font-name-complex="Arial Unicode MS" style:font-size-complex="10pt" style:font-style-complex="italic"/>
    </style:style>
    <style:style style:name="MT4" style:family="text">
      <style:text-properties fo:color="#26282b" loext:opacity="100%" style:font-name="Trebuchet MS" fo:font-size="10.5pt" fo:language="fr" fo:country="FR" style:letter-kerning="false" style:font-name-asian="Arial Unicode MS" style:font-size-asian="10.5pt" style:font-name-complex="Arial Unicode MS" style:font-size-complex="10.5pt"/>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En-tête"><draw:frame draw:style-name="Mfr1" draw:name="Image 1" text:anchor-type="paragraph" svg:x="-0.903cm" svg:y="-1.946cm" svg:width="3.535cm" style:rel-width="scale" svg:height="5.479cm" style:rel-height="scale" draw:z-index="0"><draw:image xlink:href="Pictures/10000001000000AD0000010D9080349E.png" xlink:type="simple" xlink:show="embed" xlink:actuate="onLoad" draw:mime-type="image/png"/><draw:contour-polygon svg:width="5.996cm" svg:height="9.382cm" svg:viewBox="0 0 5996 9382"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8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7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6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6031,9417 6031,9382 6031,9346 6031,9311 6031,9276 6031,9241 6031,9205 6031,9170 6031,9135 6031,9100 6031,9064 6031,9029 6031,8994 6031,8958 6031,8923 6031,8888 6031,8853 6031,8817 6031,8782 6031,8747 6031,8712 6031,8676 6031,8641 6031,8606 6031,8570 6031,8535 6031,8500 6031,8465 6031,8429 6031,8394 6031,8359 6031,8324 6031,8288 6031,8253 6031,8218 6031,8182 6031,8147 6031,8112 6031,8077 6031,8041 6031,8006 6031,7971 6031,7936 6031,7900 6031,7865 6031,7830 6031,7794 6031,7759 6031,7724 6031,7689 6031,7653 6031,7618 6031,7583 6031,7548 6031,7512 6031,7477 6031,7442 6031,7406 6031,7371 6031,7336 6031,7301 6031,7265 6031,7230 6031,7195 6031,7160 6031,7124 6031,7089 6031,7054 6031,7019 6031,6983 6031,6948 6031,6913 6031,6877 6031,6842 6031,6807 6031,6772 6031,6736 6031,6701 6031,6666 6031,6631 6031,6595 6031,6560 6031,6525 6031,6489 6031,6454 6031,6419 6031,6384 6031,6348 6031,6313 6031,6278 6031,6243 6031,6207 6031,6172 6031,6137 6031,6101 6031,6066 6031,6031 6031,5996 6031,5960 6031,5925 6031,5890 6031,5855 6031,5819 6031,5784 6031,5749 6031,5713 6031,5678 6031,5643 6031,5608 6031,5572 6031,5537 6031,5502 6031,5467 6031,5431 6031,5396 6031,5361 6031,5325 6031,5290 6031,5255 6031,5220 6031,5184 6031,5149 6031,5114 6031,5079 6031,5043 6031,5008 6031,4973 6031,4937 6031,4902 6031,4867 6031,4832 6031,4796 6031,4761 6031,4726 6031,4691 6031,4655 6031,4620 6031,4585 6031,4550 6031,4514 6031,4479 6031,4444 6031,4408 6031,4373 6031,4338 6031,4303 6031,4267 6031,4232 6031,4197 6031,4162 6031,4126 6031,4091 6031,4056 6031,4020 6031,3985 6031,3950 6031,3915 6031,3879 6031,3844 6031,3809 6031,3774 6031,3738 6031,3703 6031,3668 6031,3632 6031,3597 6031,3562 6031,3527 6031,3491 6031,3456 6031,3421 6031,3386 6031,3350 6031,3315 6031,3280 6031,3244 6031,3209 6031,3174 6031,3139 6031,3103 6031,3068 6031,3033 6031,2998 6031,2962 6031,2927 6031,2892 6031,2856 6031,2821 6031,2786 6031,2751 6031,2715 6031,2680 6031,2645 6031,2610 6031,2574 6031,2539 6031,2504 6031,2468 6031,2433 6031,2398 6031,2363 6031,2327 6031,2292 6031,2257 6031,2222 6031,2186 6031,2151 6031,2116 6031,2081 6031,2045 6031,2010 6031,1975 6031,1939 6031,1904 6031,1869 6031,1834 6031,1798 6031,1763 6031,1728 6031,1693 6031,1657 6031,1622 6031,1587 6031,1551 6031,1516 6031,1481 6031,1446 6031,1410 6031,1375 6031,1340 6031,1305 6031,1269 6031,1234 6031,1199 6031,1163 6031,1128 6031,1093 6031,1058 6031,1022 6031,987 6031,952 6031,917 6031,881 6031,846 6031,811 6031,775 6031,740 6031,705 6031,670 6031,634 6031,599 6031,564 6031,529 6031,493 6031,458 6031,423 6031,387 6031,352 6031,317 6031,282 6031,246 6031,211 6031,176 6031,141 6031,105 6031,70 6031,35" draw:recreate-on-edit="true"/></draw:frame><text:tab/><text:span text:style-name="Police_20_par_20_défaut"><text:span text:style-name="MT1">Luc I : 37</text:span></text:span><text:span text:style-name="Police_20_par_20_défaut"><text:span text:style-name="MT2"> «  Car rien n’est impossi</text:span></text:span><text:span text:style-name="Police_20_par_20_défaut"><text:span text:style-name="MT3">ble à Dieu</text:span></text:span><text:span text:style-name="Police_20_par_20_défaut"><text:span text:style-name="MT4">» <text:s/></text:span></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title/>
    <meta:initial-creator>user</meta:initial-creator>
    <dc:creator>Pierre Bernard</dc:creator>
    <meta:creation-date>2026-03-15T20:21:00Z</meta:creation-date>
    <dc:date>2026-03-15T20:55:00Z</dc:date>
    <meta:editing-cycles>6</meta:editing-cycles>
    <meta:editing-duration>PT1080S</meta:editing-duration>
    <meta:document-statistic meta:table-count="0" meta:image-count="1" meta:object-count="0" meta:page-count="1" meta:paragraph-count="17" meta:word-count="772" meta:character-count="4863" meta:non-whitespace-character-count="4097"/>
    <meta:template xlink:type="simple" xlink:actuate="onRequest" xlink:title="" xlink:href="Normal.dotm"/>
  </office:meta>
</office:document-meta>
</file>